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</text:h>
      <text:p text:style-name="Standard">Abkürzungen:</text:p>
      <text:p text:style-name="Standard"/>
      <text:h text:style-name="Heading_20_2" text:outline-level="2">I Fragebogen:</text:h>
      <text:p text:style-name="Standard"/>
      <text:h text:style-name="Heading_20_3" text:outline-level="3">a)Erstellung</text:h>
      <text:p text:style-name="Standard">Mittel: Themen-Schwerpunkte aus dem Kundengespräch</text:p>
      <text:p text:style-name="Standard">Ziel: Fragebogen und Interviewbogen</text:p>
      <text:p text:style-name="Standard"/>
      <text:p text:style-name="Standard">1.0 Themenbereiche</text:p>
      <text:p text:style-name="P4">Teil der Zieldefinition</text:p>
      <text:p text:style-name="Standard"/>
      <text:p text:style-name="Standard">Identifizierung der Themen-Schwerpunkte</text:p>
      <text:p text:style-name="Standard"><text:span text:style-name="T1">Paket 1.0:</text:span> Erarbeiten der wesentlichen Themenbereiche für Fragebögen und Interviews</text:p>
      <text:p text:style-name="Standard"/>
      <text:p text:style-name="Standard"/>
      <text:p text:style-name="P1">1.1 Ist-Situation</text:p>
      <text:p text:style-name="Standard">In diesen Paketen werden themenspezifische Fragen gesammelt, deren tiefere Inhalte in Meetings besprochen werden. Sie sollen die jetzige Situation, deren Probleme und Vorgehensweisen quantifizieren</text:p>
      <text:p text:style-name="Standard"><text:span text:style-name="T1">Paket 1.1.2:</text:span> Kalender und Navigation</text:p>
      <text:p text:style-name="Standard"><text:span text:style-name="T1">Paket 1.1.3: </text:span>Datenaustausch und Ansicht</text:p>
      <text:p text:style-name="Standard"><text:span text:style-name="T1">Paket 1.1.4: </text:span>Text-Editor</text:p>
      <text:p text:style-name="Standard"><text:span text:style-name="T1">Paket 1.1.5: </text:span>Online-Prüfungen</text:p>
      <text:p text:style-name="Standard"><text:span text:style-name="T1">Paket 1.1.6: </text:span>Weitere Ziele und Ähnliche Konzepte</text:p>
      <text:p text:style-name="Standard"/>
      <text:p text:style-name="P1"><text:span text:style-name="T1">1.2 </text:span>Soll-Situation</text:p>
      <text:p text:style-name="Standard">In diesen Paketen werden themenspezifische Fragen gesammelt, deren tiefere Inhalte in Meetings besprochen werden. Sie sollen die zukünftige Situation, Lösungen für Probleme und zukünftige Vorgehensweisen quantifizieren</text:p>
      <text:p text:style-name="Standard"><text:span text:style-name="T1">Paket 1.2.1:</text:span> Kalender und Navigation</text:p>
      <text:p text:style-name="Standard"><text:span text:style-name="T1">Paket 1.2.2: </text:span>Datenaustausch und Ansicht</text:p>
      <text:p text:style-name="Standard"><text:span text:style-name="T1">Paket 1.2.3: </text:span>Text-Editor</text:p>
      <text:p text:style-name="Standard"><text:span text:style-name="T1">Paket 1.2.4: </text:span>Online-Prüfungen</text:p>
      <text:p text:style-name="Standard"><text:span text:style-name="T1">Paket 1.2.5: </text:span>Weitere Ziele und Ähnliche Konzepte</text:p>
      <text:p text:style-name="Standard"/>
      <text:p text:style-name="P3">Anmerkung: Die Themen sind so gewählt, dass sich Überschneidungen ergeben um ausgewählte Aspekte aus mehreren Methodiken heraus zu bedenken.</text:p>
      <text:p text:style-name="Standard"/>
      <text:p text:style-name="P1">1.3 Fragebogen erstellen</text:p>
      <text:p text:style-name="Standard">Diese Arbeitspakete beschäftigen sich mit der Verarbeitung vorhandener Fragen und deren Optimierung</text:p>
      <text:p text:style-name="Standard"/>
      <text:p text:style-name="Standard">.Fragen optimieren</text:p>
      <text:p text:style-name="Standard">..Fragen zusammentragen</text:p>
      <text:p text:style-name="Standard"><text:span text:style-name="T1">Paket 1.3.1:</text:span> Alle Fragen werden gesammelt</text:p>
      <text:p text:style-name="Standard">..Fragen filtern nach Aussagekraft und Sinn</text:p>
      <text:p text:style-name="Standard"><text:span text:style-name="T1">Paket 1.3.2: </text:span>Doppelte Fragen und sinnlose Fragen filtern</text:p>
      <text:p text:style-name="Standard"><text:soft-page-break/><text:span text:style-name="T1">Paket 1.3.3:</text:span> ungenaue Fragen und Fragen mit wenig Aussagekraft werden gesammelt</text:p>
      <text:p text:style-name="Standard">..Fragen umformulieren</text:p>
      <text:p text:style-name="P2"><text:span text:style-name="T1">Paket 1.3.4:</text:span> Fragen aus Paket 14 werden zu genauen Fragen mit großer Aussagekraft umformuliert oder gestrichen</text:p>
      <text:p text:style-name="P2"/>
      <text:p text:style-name="Standard">..Fragen katalogisieren</text:p>
      <text:p text:style-name="Standard"><text:span text:style-name="T1">Paket 1.3.5:</text:span> Fragen aus Paket 15 werden nach Themen und Zielgruppe geordnet</text:p>
      <text:p text:style-name="Standard"/>
      <text:p text:style-name="Standard">.Fragenkataloge erstellen</text:p>
      <text:p text:style-name="Standard">..Fragen ordnen</text:p>
      <text:p text:style-name="Standard"><text:span text:style-name="T1">Paket 1.3.6:</text:span> <text:s/>Es werden Fragebögen nach Zielgruppe verfasst </text:p>
      <text:p text:style-name="Standard">..Fragen prüfen</text:p>
      <text:p text:style-name="Standard"><text:span text:style-name="T1">Paket 1.3.7:</text:span> Die Dokumente werden geprüft und fertig gestellt</text:p>
      <text:p text:style-name="Standard"/>
      <text:p text:style-name="P1">1.4: Interviewkatalog</text:p>
      <text:p text:style-name="Standard">Diese Arbeitspakete erheben auf Grund der Fragen des Fragenkatalogs komplexere Zusammenhänge</text:p>
      <text:p text:style-name="Standard"/>
      <text:p text:style-name="Standard">..Bereiche identifizieren</text:p>
      <text:p text:style-name="Standard"><text:span text:style-name="T1">Paket 1.4.1: </text:span>Besonders Kritische und Komplexe Zusammenhänge werden aus dem Fragenkatalog erarbeitet</text:p>
      <text:p text:style-name="Standard">..Interviewfragen erstellen</text:p>
      <text:p text:style-name="Standard"><text:span text:style-name="T1">Paket 1.4.2:</text:span> Auf Grundlage des Fragenkatalogs wird ein Interviewbogen erstellt, der komplexe Zusammenhänge erfasst.</text:p>
      <text:p text:style-name="Standard">..Fragen filtern nach Aussagekraft und Sinn</text:p>
      <text:p text:style-name="Standard"><text:span text:style-name="T1">Paket 1.4.3: </text:span>Doppelte Fragen und sinnlose Fragen filtern</text:p>
      <text:p text:style-name="Standard"><text:span text:style-name="T1">Paket 1.4.4:</text:span> ungenaue Fragen und Fragen mit wenig Aussagekraft werden gesammelt</text:p>
      <text:p text:style-name="Standard">..Fragen umformulieren</text:p>
      <text:p text:style-name="P2"><text:span text:style-name="T1">Paket 1.4.5:</text:span> Fragen aus Paket 14 werden zu genauen Fragen mit großer Aussagekraft umformuliert oder gestrichen</text:p>
      <text:p text:style-name="P2"/>
      <text:p text:style-name="Standard">..Fragen katalogisieren</text:p>
      <text:p text:style-name="Standard"><text:span text:style-name="T1">Paket 1.4.6:</text:span> Fragen aus Paket 15 werden nach Themen und Zielgruppe geordnet</text:p>
      <text:p text:style-name="Standard"/>
      <text:h text:style-name="Heading_20_3" text:outline-level="3">b) Auswertung</text:h>
      <text:p text:style-name="Text_20_body">Mittel: Ausgefüllte Fragebögen, Notizen aus Interviews, Microsoft Excel oder ähnliche</text:p>
      <text:p text:style-name="Text_20_body">Ziel: Quantifizierung der Probleme, Differenzen zwischen verschiedenen Anwendergruppen, Erfassung möglicher Ziele, Gründe der Probleme identifiziert</text:p>
      <text:p text:style-name="P6">1.5 Fragenkatalog und Interviewbögen</text:p>
      <text:p text:style-name="Text_20_body">..Bögen auswerten</text:p>
      <text:p text:style-name="Text_20_body"><text:span text:style-name="T1">Paket 1.5.1: </text:span>Ausgefüllte Fragebögen und Notizen aus Interviews werden ausgewertet</text:p>
      <text:p text:style-name="Text_20_body"><text:span text:style-name="T1">Paket 1.5.2:</text:span> Auswertung wird interpretiert nach Übereinstimmung, wichtigsten Problemen, Differenzen verschiedener Anwendergruppen, Problemgründe werden identifiziert</text:p>
      <text:p text:style-name="Text_20_body"><text:span text:style-name="T1">Paket 1.5.3:</text:span> Probleme werden priorisiert und es wird bewertet wie kritisch zum Ziel sie sind. Erstellung einer Zusammenfassung der Aussage der Ergebnisse</text:p>
      <text:p text:style-name="Text_20_body"><text:span text:style-name="T1">Paket 1.5.4:</text:span> Darstellung der Ergebnisse in Diagrammen, die die Interpretation unterstützen</text:p>
      <text:p text:style-name="Text_20_body"/>
      <text:p text:style-name="P5"><text:soft-page-break/><text:span text:style-name="T2">MILESTONE 1</text:span>: Datenerhebung, Produkt: Zusammenfassung der Umfrageergebnisse</text:p>
      <text:h text:style-name="Heading_20_3" text:outline-level="3">c) Darstellung</text:h>
      <text:p text:style-name="Text_20_body">Mittel: UML, BPMN, Auswertung</text:p>
      <text:p text:style-name="Text_20_body">Ziel: Darstellung der identifizierten Probleme und Prozesse, Identifizierung problematischer und kritischer Bestandteile des Systems</text:p>
      <text:p text:style-name="P6">1.6 Modellierung und Analyse</text:p>
      <text:p text:style-name="Text_20_body">.Identifizierung der Kernprozesse und Auswahl geeigneter Modellierungsinstrumente</text:p>
      <text:p text:style-name="Text_20_body">..Datenaustausch</text:p>
      <text:p text:style-name="Text_20_body"><text:span text:style-name="T1">Paket 1.6.1:</text:span> Identifizierung der Kernprozesse beim Hochladen einer Datei</text:p>
      <text:p text:style-name="Text_20_body"><text:span text:style-name="T1">Paket 1.6.2:</text:span> Identifizierung der Kernprozesse beim Zugriff auf die Datei einer anderen Person</text:p>
      <text:p text:style-name="Text_20_body"><text:span text:style-name="T1">Paket 1.6.3:</text:span> Identifizierung der Kernprozesse bei der Veränderung einer Datei</text:p>
      <text:p text:style-name="Text_20_body"><text:span text:style-name="T1">Paket 1.6.4:</text:span> Identifizierung der Kernprozesse bei der Suche nach einer Datei</text:p>
      <text:p text:style-name="Text_20_body">..Text-Editor</text:p>
      <text:p text:style-name="Text_20_body"><text:span text:style-name="T1">Paket 1.6.5:</text:span> Identifizierung der Kernprozesse beim Bearbeiten einer Textdatei</text:p>
      <text:p text:style-name="Text_20_body"><text:span text:style-name="T1">Paket 1.6.6:</text:span> Identifizierung der Kernprozesse beim Einfügen einer Tabelle</text:p>
      <text:p text:style-name="Text_20_body"><text:span text:style-name="T1">Paket 1.6.7:</text:span> Identifizierung der Kernprozesse beim Einfügen eines Hyperlinks</text:p>
      <text:p text:style-name="Text_20_body"><text:span text:style-name="T1">Paket 1.6.8:</text:span> Identifizierung der Kernprozesse beim Einfügen einer Einrückung</text:p>
      <text:p text:style-name="Text_20_body"><text:span text:style-name="T1">Paket 1.6.9:</text:span> Identifizierung der Kernprozesse beim Einfügen einer Überschrift</text:p>
      <text:p text:style-name="Text_20_body"><text:span text:style-name="T1">Paket 1.6.10:</text:span> Identifizierung der Kernprozesse beim Einfügen eines Bildes</text:p>
      <text:p text:style-name="Text_20_body"><text:span text:style-name="T1">Paket 1.6.11:</text:span> Identifizierung der Kernprozesse beim Bearbeiten einer Datei durch mehrere Personen</text:p>
      <text:p text:style-name="Text_20_body">..Onlineklausur</text:p>
      <text:p text:style-name="Text_20_body"><text:span text:style-name="T1">Paket 1.6.12:</text:span> Identifizierung der Kernprozesse beim Erstellen einer Online-Prüfung</text:p>
      <text:p text:style-name="Text_20_body"><text:span text:style-name="T1">Paket 1.6.13:</text:span> Identifizierung der Kernprozesse bei der Auswertung einer Online Klausur</text:p>
      <text:p text:style-name="Text_20_body"><text:span text:style-name="T1">Paket 1.6.14:</text:span> Identifizierung der Kernprozesse beim Versuch eines Imports von Fragen</text:p>
      <text:p text:style-name="Text_20_body"><text:span text:style-name="T1">Paket 1.6.15:</text:span> Identifizierung der Kernprozesse beim Versuch eines Exports von Fragen</text:p>
      <text:p text:style-name="Text_20_body"><text:span text:style-name="T1">Paket 1.6.16:</text:span> Identifizierung der Anzahl der Möglichkeiten einer Fragestellung und deren Auswertung</text:p>
      <text:p text:style-name="Text_20_body">..Kalender</text:p>
      <text:p text:style-name="Text_20_body"><text:span text:style-name="T1">Paket 1.6.17:</text:span> Identifizierung der Kernprozesse beim Verknüpfen von Daten mit dem Kalender</text:p>
      <text:p text:style-name="Text_20_body"><text:span text:style-name="T1">Paket 1.6.18:</text:span> Identifizierung der Kernprozesse der Kernprozesse des Kalenders</text:p>
      <text:p text:style-name="Text_20_body">..Austausch</text:p>
      <text:p text:style-name="Text_20_body"><text:span text:style-name="T1">Paket 1.6.19:</text:span> Identifizierung der Kernprozesse eines Forumeintrags am PC und am Mobilgerät</text:p>
      <text:p text:style-name="Text_20_body"><text:span text:style-name="T1">Paket 1.6.20:</text:span> Identifizierung der Kernprozesse der Feedbackfunktion</text:p>
      <text:p text:style-name="Text_20_body"><text:span text:style-name="T1">Paket 1.6.21:</text:span> Identifizierung der Kernprozesse des Erstellen eines Verteilers</text:p>
      <text:p text:style-name="Text_20_body">..Navigation</text:p>
      <text:p text:style-name="Text_20_body"><text:span text:style-name="T1">Paket 1.6.22:</text:span> Identifizierung der Kernprozesse der Navigation zwischen Kursen, Kalender, <text:soft-page-break/>Kurssuche und der Einstellung des Navigationsblocks</text:p>
      <text:p text:style-name="Text_20_body">..Ansicht</text:p>
      <text:p text:style-name="Text_20_body"><text:span text:style-name="T1">Paket 1.6.23:</text:span> Identifizierung der Kernprozesse der Ansichtseinstellung</text:p>
      <text:p text:style-name="Text_20_body"><text:span text:style-name="T1">Paket 1.6.24:</text:span> Identifizierung der Kernprozesse der Suche nach Kursen</text:p>
      <text:p text:style-name="Text_20_body"><text:span text:style-name="T1">Paket 1.6.25:</text:span> Identifizierung der Kernprozesse Suche nach einem Skript</text:p>
      <text:p text:style-name="Text_20_body"/>
      <text:p text:style-name="P5"><text:span text:style-name="T2">MILESTONE 2:</text:span> Identifizierung der Kernprozesse, Produkt: Liste Kernprozesse</text:p>
      <text:p text:style-name="Text_20_body"/>
      <text:p text:style-name="P6">1.7 Darstellung der Identifizierte Kernprozesse</text:p>
      <text:p text:style-name="Text_20_body">.Modellierung der erarbeiteten Prozesse und Funktionen</text:p>
      <text:p text:style-name="Text_20_body">..Datenaustausch</text:p>
      <text:p text:style-name="Text_20_body"><text:span text:style-name="T1">Paket 1.7.1:</text:span> Modellierung der Kernprozesse beim Hochladen einer Datei</text:p>
      <text:p text:style-name="Text_20_body"><text:span text:style-name="T1">Paket 1.7.2:</text:span> Modellierung der Kernprozesse beim Zugriff auf die Datei einer anderen Person</text:p>
      <text:p text:style-name="Text_20_body"><text:span text:style-name="T1">Paket 1.7.3:</text:span> Modellierung der Kernprozesse bei der Veränderung einer Datei</text:p>
      <text:p text:style-name="Text_20_body"><text:span text:style-name="T1">Paket 1.7.4:</text:span> Modellierung der Kernprozesse bei der Suche nach einer Datei</text:p>
      <text:p text:style-name="Text_20_body">..Text-Editor</text:p>
      <text:p text:style-name="Text_20_body"><text:span text:style-name="T1">Paket 1.7.5:</text:span> Modellierung der Kernprozesse beim Bearbeiten einer Textdatei</text:p>
      <text:p text:style-name="Text_20_body"><text:span text:style-name="T1">Paket 1.7.6:</text:span> Modellierung der Kernprozesse beim Einfügen einer Tabelle</text:p>
      <text:p text:style-name="Text_20_body"><text:span text:style-name="T1">Paket 1.7.7:</text:span> Modellierung der Kernprozesse beim Einfügen eines Hyperlinks</text:p>
      <text:p text:style-name="Text_20_body"><text:span text:style-name="T1">Paket 1.7.8:</text:span> Modellierung der Kernprozesse beim Einfügen einer Einrückung</text:p>
      <text:p text:style-name="Text_20_body"><text:span text:style-name="T1">Paket 1.7.9:</text:span> Modellierung der Kernprozesse beim Einfügen einer Überschrift</text:p>
      <text:p text:style-name="Text_20_body"><text:span text:style-name="T1">Paket 1.7.10:</text:span> Modellierung der Kernprozesse beim Einfügen eines Bildes</text:p>
      <text:p text:style-name="Text_20_body"><text:span text:style-name="T1">Paket 1.7.11:</text:span> Modellierung der Kernprozesse beim Bearbeiten einer Datei durch mehrere Personen</text:p>
      <text:p text:style-name="Text_20_body">..Onlineklausur</text:p>
      <text:p text:style-name="Text_20_body"><text:span text:style-name="T1">Paket 1.7.12:</text:span> Modellierung der Kernprozesse beim Erstellen einer Online-Prüfung</text:p>
      <text:p text:style-name="Text_20_body"><text:span text:style-name="T1">Paket 1.7.13:</text:span> Modellierung der Kernprozesse bei der Auswertung einer Online Klausur</text:p>
      <text:p text:style-name="Text_20_body"><text:span text:style-name="T1">Paket 1.7.14:</text:span> Modellierung der Kernprozesse beim Versuch eines Imports von Fragen</text:p>
      <text:p text:style-name="Text_20_body"><text:span text:style-name="T1">Paket 1.7.15:</text:span> Modellierung der Kernprozesse beim Versuch eines Exports von Fragen</text:p>
      <text:p text:style-name="Text_20_body"><text:span text:style-name="T1">Paket 1.7.16:</text:span> Modellierung der Anzahl der Möglichkeiten einer Fragestellung und deren Auswertung</text:p>
      <text:p text:style-name="Text_20_body">..Kalender</text:p>
      <text:p text:style-name="Text_20_body"><text:span text:style-name="T1">Paket 1.7.17:</text:span> Modellierung der Kernprozesse beim Verknüpfen von Daten mit dem Kalender</text:p>
      <text:p text:style-name="Text_20_body"><text:span text:style-name="T1">Paket 1.7.18:</text:span> Modellierung der Kernprozesse der Kernprozesse des Kalenders</text:p>
      <text:p text:style-name="Text_20_body">..Austausch</text:p>
      <text:p text:style-name="Text_20_body"><text:span text:style-name="T1">Paket 1.7.19:</text:span> Modellierung der Kernprozesse eines Forumeintrags am PC und am Mobilgerät</text:p>
      <text:p text:style-name="Text_20_body"><text:span text:style-name="T1">Paket 1.7.20:</text:span> Modellierung der Kernprozesse der Feedbackfunktion</text:p>
      <text:p text:style-name="Text_20_body"><text:span text:style-name="T1">Paket 1.7.21:</text:span> Modellierung der Kernprozesse des Erstellen eines Verteilers</text:p>
      <text:p text:style-name="Text_20_body"><text:soft-page-break/>..Navigation</text:p>
      <text:p text:style-name="Text_20_body"><text:span text:style-name="T1">Paket 1.7.22:</text:span> Modellierung der Kernprozesse der Navigation zwischen Kursen, Kalender, Kurssuche und der Einstellung des Navigationsblocks</text:p>
      <text:p text:style-name="Text_20_body">..Ansicht</text:p>
      <text:p text:style-name="Text_20_body"><text:span text:style-name="T1">Paket 1.7.23:</text:span> Modellierung der Kernprozesse der Ansichtseinstellung</text:p>
      <text:p text:style-name="Text_20_body"><text:span text:style-name="T1">Paket 1.7.24:</text:span> Modellierung der Kernprozesse der Suche nach Kursen</text:p>
      <text:p text:style-name="Text_20_body"><text:span text:style-name="T1">Paket 1.7.25:</text:span> Modellierung der Kernprozesse Suche nach einem Skript</text:p>
      <text:p text:style-name="P6">1.8 Verbesserung und Korrektur</text:p>
      <text:p text:style-name="P8">Die folgenden Pakete dienen zur Korrektur durch eine zweite Person. Es wird die Modellierungstechnik und der Realitätsbezug besonders beachtet.</text:p>
      <text:p text:style-name="P8">..Datenaustausch</text:p>
      <text:p text:style-name="Text_20_body"><text:span text:style-name="T1">Paket 1.8.1:</text:span> <text:span text:style-name="T3">Korrektur der Modelle </text:span>Hochladen einer Datei</text:p>
      <text:p text:style-name="Text_20_body"><text:span text:style-name="T1">Paket 1.8.2:</text:span> <text:span text:style-name="T3">Korrektur der Modelle</text:span> Zugriff auf die Datei einer anderen Person</text:p>
      <text:p text:style-name="Text_20_body"><text:span text:style-name="T1">Paket 1.8.3:</text:span> <text:span text:style-name="T3">Korrektur der Modelle</text:span> der Veränderung einer Datei</text:p>
      <text:p text:style-name="Text_20_body"><text:span text:style-name="T1">Paket 1.8.4:</text:span> <text:span text:style-name="T3">Korrektur der Modelle</text:span> der Suche nach einer Datei</text:p>
      <text:p text:style-name="Text_20_body">..Text-Editor</text:p>
      <text:p text:style-name="Text_20_body"><text:span text:style-name="T1">Paket 1.8.5:</text:span> <text:span text:style-name="T3">Korrektur der Modelle</text:span> Bearbeiten einer Textdatei</text:p>
      <text:p text:style-name="Text_20_body"><text:span text:style-name="T1">Paket 1.8.6:</text:span> <text:span text:style-name="T3">Korrektur der Modelle</text:span> Einfügen einer Tabelle</text:p>
      <text:p text:style-name="Text_20_body"><text:span text:style-name="T1">Paket 1.8.7:</text:span> <text:span text:style-name="T3">Korrektur der Modelle</text:span> Einfügen eines Hyperlinks</text:p>
      <text:p text:style-name="Text_20_body"><text:span text:style-name="T1">Paket 1.8.8:</text:span> <text:span text:style-name="T3">Korrektur der Modelle</text:span> Einfügen einer Einrückung</text:p>
      <text:p text:style-name="Text_20_body"><text:span text:style-name="T1">Paket 1.8.9:</text:span> <text:span text:style-name="T3">Korrektur der Modelle</text:span> Einfügen einer Überschrift</text:p>
      <text:p text:style-name="Text_20_body"><text:span text:style-name="T1">Paket 1.8.10:</text:span> <text:span text:style-name="T3">Korrektur der Modelle</text:span> Einfügen eines Bildes</text:p>
      <text:p text:style-name="Text_20_body"><text:span text:style-name="T1">Paket 1.8.11:</text:span> <text:span text:style-name="T3">Korrektur der Modelle</text:span> Bearbeiten einer Datei durch mehrere Personen</text:p>
      <text:p text:style-name="Text_20_body">..Onlineklausur</text:p>
      <text:p text:style-name="Text_20_body"><text:span text:style-name="T1">Paket 1.8.12:</text:span> <text:span text:style-name="T3">Korrektur der Modelle</text:span> Erstellen einer Online-Prüfung</text:p>
      <text:p text:style-name="Text_20_body"><text:span text:style-name="T1">Paket 1.8.13:</text:span> <text:span text:style-name="T3">Korrektur der Modelle</text:span> der Auswertung einer Online Klausur</text:p>
      <text:p text:style-name="Text_20_body"><text:span text:style-name="T1">Paket 1.8.14:</text:span> <text:span text:style-name="T3">Korrektur der Modelle</text:span> Versuch eines Imports von Fragen</text:p>
      <text:p text:style-name="Text_20_body"><text:span text:style-name="T1">Paket 1.8.15:</text:span> <text:span text:style-name="T3">Korrektur der Modelle</text:span> Versuch eines Exports von Fragen</text:p>
      <text:p text:style-name="Text_20_body"><text:span text:style-name="T1">Paket 1.8.16:</text:span> Modellierung der Anzahl der Möglichkeiten einer Fragestellung und deren Auswertung</text:p>
      <text:p text:style-name="Text_20_body">..Kalender</text:p>
      <text:p text:style-name="Text_20_body"><text:span text:style-name="T1">Paket 1.8.17:</text:span> <text:span text:style-name="T3">Korrektur der Modelle</text:span> Verknüpfen von Daten mit dem Kalender</text:p>
      <text:p text:style-name="Text_20_body"><text:span text:style-name="T1">Paket 1.8.18:</text:span> <text:span text:style-name="T3">Korrektur der Modelle</text:span> der Kernprozesse des Kalenders</text:p>
      <text:p text:style-name="Text_20_body">..Austausch</text:p>
      <text:p text:style-name="Text_20_body"><text:span text:style-name="T1">Paket 1.8.19:</text:span> <text:span text:style-name="T3">Korrektur der Modelle</text:span> eines Forumeintrags am PC und am Mobilgerät</text:p>
      <text:p text:style-name="Text_20_body"><text:span text:style-name="T1">Paket 1.8.20:</text:span> <text:span text:style-name="T3">Korrektur der Modelle</text:span> der Feedbackfunktion</text:p>
      <text:p text:style-name="Text_20_body"><text:span text:style-name="T1">Paket 1.8.21:</text:span> <text:span text:style-name="T3">Korrektur der Modelle</text:span> des Erstellen eines Verteilers</text:p>
      <text:p text:style-name="Text_20_body">..Navigation</text:p>
      <text:p text:style-name="Text_20_body"><text:soft-page-break/><text:span text:style-name="T1">Paket 1.8.22:</text:span> <text:span text:style-name="T3">Korrektur der Modelle</text:span> der Navigation zwischen Kursen, Kalender, Kurssuche und der Einstellung des Navigationsblocks</text:p>
      <text:p text:style-name="Text_20_body">..Ansicht</text:p>
      <text:p text:style-name="Text_20_body"><text:span text:style-name="T1">Paket 1.8.23:</text:span> <text:span text:style-name="T3">Korrektur der Modelle</text:span> der Ansichtseinstellung</text:p>
      <text:p text:style-name="Text_20_body"><text:span text:style-name="T1">Paket 1.8.24:</text:span> <text:span text:style-name="T3">Korrektur der Modelle</text:span> der Suche nach Kursen</text:p>
      <text:p text:style-name="P8"><text:span text:style-name="T1">Paket 1.8.25:</text:span> Korrektur der Modelle Suche nach einem Skript</text:p>
      <text:p text:style-name="P8"/>
      <text:p text:style-name="P7">MILESTONE:<text:span text:style-name="T3"> Modelle der Problemprozesse, Produkt: Modelle</text:span></text:p>
      <text:h text:style-name="Heading_20_2" text:outline-level="2">II Analyse</text:h>
      <text:p text:style-name="Text_20_body">Mittel: Zusammenfassung der Umfrageergebnisse, Modelle der Prozesse, UML, BPMN</text:p>
      <text:p text:style-name="Text_20_body">Ziel: Menge theoretische Lösungen für die gefundenen Probleme</text:p>
      <text:p text:style-name="P6">2.1 Theoretische Lösungen</text:p>
      <text:p text:style-name="Text_20_body">In diesen Paketen wird auf Grundlage der bisherigen Arbeit eine Menge von Lösungen erarbeitet, analysiert, gefiltert und eingegrenzt. Diese erfolgen schriftlich oder in Diagrammform.</text:p>
      <text:p text:style-name="Text_20_body"><text:span text:style-name="T1">Paket 2.1.1: </text:span>Erstellung der Lösungen für die Probleme des Datenaustauschs</text:p>
      <text:p text:style-name="Text_20_body"><text:span text:style-name="T1">Paket 2.1.2: </text:span>Erstellung der Lösungen für die Probleme des Texteditierens</text:p>
      <text:p text:style-name="Text_20_body"><text:span text:style-name="T1">Paket 2.1.3:</text:span> Erstellung der Lösungen für die Probleme bei der Online-Prüfung</text:p>
      <text:p text:style-name="Text_20_body"><text:span text:style-name="T1">Paket 2.1.4:</text:span><text:span text:style-name="T4"> Erstellung der Lösungen für Kalenderprobleme</text:span></text:p>
      <text:p text:style-name="Text_20_body"><text:span text:style-name="T1">Paket 2.1.5:</text:span><text:span text:style-name="T4"> Erstellung der Lösungen für Austauschprobleme</text:span></text:p>
      <text:p text:style-name="Text_20_body"><text:span text:style-name="T1">Paket 2.1.6:</text:span><text:span text:style-name="T4"> Erstellung der Lösung für Navigationsprobleme</text:span></text:p>
      <text:p text:style-name="Text_20_body"><text:span text:style-name="T1">Paket 2.1.7:</text:span><text:span text:style-name="T4"> Erstellung der Lösung für Ansichtprobleme</text:span></text:p>
      <text:p text:style-name="Text_20_body"><text:span text:style-name="T1">Paket 2.1.8:</text:span><text:span text:style-name="T4"> Erstellung der Lösung für zusätzliche Funktionen</text:span></text:p>
      <text:p text:style-name="P6"><text:span text:style-name="T4">2.2 Eingrenzung</text:span></text:p>
      <text:p text:style-name="P8"><text:span text:style-name="T4">In diesen Paketen erarbeiten 2 Teams parallel die Ideale Lösungsmengen. In dieser Zeit sollen die Teams möglichst nicht kommunizieren.</text:span></text:p>
      <text:p text:style-name="Text_20_body"><text:span text:style-name="T4">Paket 2.2.1: Auswahl der kleinsten Menge Lösungen, die alle Probleme lösen und aus Fragebögen ersichtliche Präferenzen berücksichtigen.</text:span></text:p>
      <text:p text:style-name="Text_20_body"><text:span text:style-name="T4">Paket 2.2.2: Auswahl der kleinsten Menge Lösungen, die alle Probleme lösen und aus Fragebögen ersichtliche Präferenzen berücksichtigen.</text:span></text:p>
      <text:p text:style-name="Text_20_body"><text:span text:style-name="T4">Paket 2.2.3: Abstimmung der Lösungsmengen</text:span></text:p>
      <text:p text:style-name="P5"><text:span text:style-name="T2">MILESTONE:</text:span> Lösungen der Probleme des Lernmanagementsystems, Produkt: Lösung in Schrift- oder Modellform</text:p>
      <text:p text:style-name="P9">III Praktische Lösung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Heller</meta:initial-creator>
    <meta:creation-date>2016-03-22T13:44:00</meta:creation-date>
    <dc:date>2016-03-22T16:22:43</dc:date>
    <dc:creator>Jens Heller</dc:creator>
    <meta:editing-duration>PT45M2S</meta:editing-duration>
    <meta:editing-cycles>2</meta:editing-cycles>
    <meta:generator>OpenOffice/4.0.1$Unix OpenOffice.org_project/401m5$Build-9714</meta:generator>
    <meta:document-statistic meta:table-count="0" meta:image-count="0" meta:object-count="0" meta:page-count="6" meta:paragraph-count="192" meta:word-count="1485" meta:character-count="11799"/>
  </office:meta>
</office:document-meta>
</file>